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7000000F9418DC779.jpg" manifest:media-type="image/jpeg"/>
  <manifest:file-entry manifest:full-path="Pictures/100000000000092A000006426C48945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1afacb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1afacb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1afacb" style:font-size-asian="8pt" style:font-weight-asian="bold" style:font-size-complex="8pt" style:font-weight-complex="bold"/>
    </style:style>
    <style:style style:name="P7" style:family="paragraph" style:parent-style-name="Standard">
      <style:text-properties officeooo:paragraph-rsid="001afacb"/>
    </style:style>
    <style:style style:name="P8" style:family="paragraph" style:parent-style-name="Standard">
      <style:paragraph-properties fo:text-align="justify" style:justify-single-word="false"/>
      <style:text-properties style:use-window-font-color="true" fo:font-size="10pt" officeooo:rsid="006d1e77" officeooo:paragraph-rsid="006d1e7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0pt" officeooo:rsid="007ed159" officeooo:paragraph-rsid="008fb75a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use-window-font-color="true" fo:font-size="10pt" officeooo:rsid="006ac93e" officeooo:paragraph-rsid="008bb921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officeooo:rsid="006ac93e" officeooo:paragraph-rsid="008bb921"/>
    </style:style>
    <style:style style:name="P12" style:family="paragraph" style:parent-style-name="Title">
      <style:text-properties style:use-window-font-color="true" fo:font-size="16pt" style:font-size-asian="16pt" style:font-size-complex="16pt"/>
    </style:style>
    <style:style style:name="P13" style:family="paragraph" style:parent-style-name="Standard" style:master-page-name="">
      <style:paragraph-properties fo:margin-left="0.5in" fo:margin-right="0in" fo:text-align="justify" style:justify-single-word="false" fo:text-indent="0in" style:auto-text-indent="false" style:page-number="auto"/>
      <style:text-properties style:use-window-font-color="true" style:font-name="Ubuntu Mono" fo:font-size="10pt" officeooo:rsid="0086ad7b" officeooo:paragraph-rsid="0086ad7b" style:font-size-asian="10pt" style:font-size-complex="10pt"/>
    </style:style>
    <style:style style:name="P14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style:use-window-font-color="true" style:font-name="Ubuntu Mono" fo:font-size="10pt" officeooo:rsid="0086ad7b" officeooo:paragraph-rsid="0086ad7b" style:font-size-asian="10pt" style:font-size-complex="10pt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0pt" officeooo:paragraph-rsid="0071182a" style:font-size-asian="10pt" style:font-size-complex="10pt"/>
    </style:style>
    <style:style style:name="P16" style:family="paragraph" style:parent-style-name="Standard" style:list-style-name="L2">
      <style:paragraph-properties fo:text-align="justify" style:justify-single-word="false"/>
      <style:text-properties style:use-window-font-color="true" fo:font-size="10pt" officeooo:rsid="006d1e77" officeooo:paragraph-rsid="006d1e77" style:font-size-asian="10pt" style:font-size-complex="10pt"/>
    </style:style>
    <style:style style:name="P17" style:family="paragraph" style:parent-style-name="Standard" style:list-style-name="L2">
      <style:paragraph-properties fo:text-align="justify" style:justify-single-word="false"/>
      <style:text-properties style:use-window-font-color="true" fo:font-size="10pt" officeooo:rsid="006d1e77" officeooo:paragraph-rsid="008aaf3e" style:font-size-asian="10pt" style:font-size-complex="10pt"/>
    </style:style>
    <style:style style:name="P18" style:family="paragraph" style:parent-style-name="Standard" style:list-style-name="L2">
      <style:paragraph-properties fo:text-align="justify" style:justify-single-word="false"/>
      <style:text-properties style:use-window-font-color="true" fo:font-size="10pt" officeooo:rsid="006f387b" officeooo:paragraph-rsid="00989708" style:font-size-asian="10pt" style:font-size-complex="10pt"/>
    </style:style>
    <style:style style:name="P19" style:family="paragraph" style:parent-style-name="Standard" style:list-style-name="L1">
      <style:paragraph-properties fo:text-align="justify" style:justify-single-word="false" style:writing-mode="lr-tb"/>
      <style:text-properties fo:font-size="10pt" officeooo:rsid="0074507a" officeooo:paragraph-rsid="008e74a2" style:font-size-asian="10pt" style:font-size-complex="10pt"/>
    </style:style>
    <style:style style:name="P20" style:family="paragraph" style:parent-style-name="Standard" style:list-style-name="L1">
      <style:paragraph-properties fo:text-align="justify" style:justify-single-word="false" style:writing-mode="lr-tb"/>
      <style:text-properties fo:font-size="10pt" officeooo:rsid="0074507a" officeooo:paragraph-rsid="009326dd" style:font-size-asian="10pt" style:font-size-complex="10pt"/>
    </style:style>
    <style:style style:name="P21" style:family="paragraph" style:parent-style-name="Heading_20_3">
      <style:paragraph-properties fo:text-align="justify" style:justify-single-word="false"/>
      <style:text-properties officeooo:rsid="0037e398" officeooo:paragraph-rsid="00758638"/>
    </style:style>
    <style:style style:name="P22" style:family="paragraph" style:parent-style-name="Heading_20_3">
      <style:paragraph-properties fo:text-align="justify" style:justify-single-word="false"/>
      <style:text-properties style:use-window-font-color="true" fo:font-size="10pt" fo:font-style="italic" officeooo:rsid="00336db2" officeooo:paragraph-rsid="00336db2" style:font-size-asian="10pt" style:font-style-asian="italic" style:font-size-complex="10pt" style:font-style-complex="italic"/>
    </style:style>
    <style:style style:name="P2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style:use-window-font-color="true" fo:font-size="12pt" officeooo:rsid="004c0078" style:font-size-asian="12pt" style:font-size-complex="12pt"/>
    </style:style>
    <style:style style:name="T4" style:family="text">
      <style:text-properties style:use-window-font-color="true" fo:font-size="12pt" fo:font-style="italic" officeooo:rsid="007df5b3" style:font-size-asian="12pt" style:font-style-asian="italic" style:font-size-complex="12pt" style:font-style-complex="italic"/>
    </style:style>
    <style:style style:name="T5" style:family="text">
      <style:text-properties style:use-window-font-color="true" style:font-name="Ubuntu Mono" fo:font-size="10pt" officeooo:rsid="008bb921" style:font-size-asian="10pt" style:font-size-complex="10pt"/>
    </style:style>
    <style:style style:name="T6" style:family="text">
      <style:text-properties style:use-window-font-color="true" style:font-name="Ubuntu Mono" officeooo:rsid="00913df2"/>
    </style:style>
    <style:style style:name="T7" style:family="text">
      <style:text-properties style:use-window-font-color="true" style:font-name="Ubuntu Mono" officeooo:rsid="0093007e"/>
    </style:style>
    <style:style style:name="T8" style:family="text">
      <style:text-properties style:use-window-font-color="true" officeooo:rsid="0071182a"/>
    </style:style>
    <style:style style:name="T9" style:family="text">
      <style:text-properties style:use-window-font-color="true" fo:font-size="10pt" style:font-size-asian="10pt" style:font-size-complex="10pt"/>
    </style:style>
    <style:style style:name="T10" style:family="text">
      <style:text-properties style:use-window-font-color="true" fo:font-size="10pt" officeooo:rsid="00727599" style:font-size-asian="10pt" style:font-size-complex="10pt"/>
    </style:style>
    <style:style style:name="T11" style:family="text">
      <style:text-properties style:use-window-font-color="true" fo:font-size="10pt" officeooo:rsid="008bb921" style:font-size-asian="10pt" style:font-size-complex="10pt"/>
    </style:style>
    <style:style style:name="T12" style:family="text">
      <style:text-properties style:use-window-font-color="true" officeooo:rsid="008d4e9a"/>
    </style:style>
    <style:style style:name="T13" style:family="text">
      <style:text-properties style:use-window-font-color="true" officeooo:rsid="00913df2"/>
    </style:style>
    <style:style style:name="T14" style:family="text">
      <style:text-properties style:use-window-font-color="true" officeooo:rsid="0093007e"/>
    </style:style>
    <style:style style:name="T15" style:family="text">
      <style:text-properties style:use-window-font-color="true" officeooo:rsid="00970fb5"/>
    </style:style>
    <style:style style:name="T16" style:family="text">
      <style:text-properties style:use-window-font-color="true" officeooo:rsid="00971bc3"/>
    </style:style>
    <style:style style:name="T17" style:family="text">
      <style:text-properties style:use-window-font-color="true" style:font-name="Ubuntu Mono" officeooo:rsid="00971bc3"/>
    </style:style>
    <style:style style:name="T18" style:family="text">
      <style:text-properties style:font-name="Ubuntu Mono"/>
    </style:style>
    <style:style style:name="T19" style:family="text">
      <style:text-properties style:font-name="Ubuntu Mono" officeooo:rsid="008e74a2"/>
    </style:style>
    <style:style style:name="T20" style:family="text">
      <style:text-properties style:font-name="Ubuntu Mono" officeooo:rsid="009326dd"/>
    </style:style>
    <style:style style:name="T21" style:family="text">
      <style:text-properties style:font-name="Ubuntu Mono" officeooo:rsid="00826bce"/>
    </style:style>
    <style:style style:name="T22" style:family="text">
      <style:text-properties style:font-name="Ubuntu Mono" officeooo:rsid="008559a6"/>
    </style:style>
    <style:style style:name="T23" style:family="text">
      <style:text-properties style:font-name="Ubuntu Mono" officeooo:rsid="00910ae7"/>
    </style:style>
    <style:style style:name="T24" style:family="text">
      <style:text-properties style:font-name="Ubuntu Mono" officeooo:rsid="008a8349"/>
    </style:style>
    <style:style style:name="T25" style:family="text">
      <style:text-properties officeooo:rsid="007d2621"/>
    </style:style>
    <style:style style:name="T26" style:family="text">
      <style:text-properties officeooo:rsid="00826bce"/>
    </style:style>
    <style:style style:name="T27" style:family="text">
      <style:text-properties officeooo:rsid="0086ad7b"/>
    </style:style>
    <style:style style:name="T28" style:family="text">
      <style:text-properties officeooo:rsid="00897fb9"/>
    </style:style>
    <style:style style:name="T29" style:family="text">
      <style:text-properties officeooo:rsid="008a8349"/>
    </style:style>
    <style:style style:name="T30" style:family="text">
      <style:text-properties officeooo:rsid="008aaf3e"/>
    </style:style>
    <style:style style:name="T31" style:family="text">
      <style:text-properties officeooo:rsid="00910ae7"/>
    </style:style>
    <style:style style:name="T32" style:family="text">
      <style:text-properties officeooo:rsid="009326dd"/>
    </style:style>
    <style:style style:name="T33" style:family="text">
      <style:text-properties officeooo:rsid="00961e54"/>
    </style:style>
    <style:style style:name="T34" style:family="text">
      <style:text-properties officeooo:rsid="00989708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uter Programming (2)" text:name="CourseTitle"/>
        <text:user-field-decl office:value-type="string" office:string-value="ECE 214C" text:name="CourseCode"/>
      </text:user-field-decls>
      <text:p text:style-name="P12">Sheet <text:span text:style-name="T25">5</text:span></text:p>
      <text:h text:style-name="P21" text:outline-level="3"><text:bookmark-start text:name="__DdeLink__245_6016133521"/><text:span text:style-name="T2">Problem </text:span><text:span text:style-name="T3">1</text:span><text:span text:style-name="T2">: </text:span><text:bookmark-end text:name="__DdeLink__245_6016133521"/><text:bookmark-start text:name="__DdeLink__235_91370240"/><text:bookmark-start text:name="__DdeLink__1687_2107551999"/><text:span text:style-name="T4">Q</text:span><text:bookmark-end text:name="__DdeLink__1687_2107551999"/><text:span text:style-name="T4">uadratic Equation</text:span><text:bookmark-end text:name="__DdeLink__235_91370240"/></text:h>
      <text:p text:style-name="P11"><text:span text:style-name="T9">Create a class </text:span><text:span text:style-name="T5">Quadratic</text:span><text:span text:style-name="T9"> for </text:span><text:span text:style-name="T10">manipulating</text:span><text:span text:style-name="T9"> </text:span><text:span text:style-name="T11">quadratic equarions</text:span><text:span text:style-name="T9">. </text:span><text:span text:style-name="T11">A quadratic equation is a </text:span><text:span text:style-name="T11"><draw:g text:anchor-type="as-char" svg:y="-0.1252in" draw:z-index="7" draw:style-name="gr1"><svg:title>TexMaths</svg:title><svg:desc>10§display§2^{nd}§svg§600§FALSE</svg:desc><draw:polygon draw:style-name="gr2" draw:text-style-name="P23" svg:width="0.1953in" svg:height="0.1244in" svg:x="0in" svg:y="0in" svg:viewBox="0 0 497 317" draw:points="248,317 0,317 0,0 497,0 497,317"><text:p/></draw:polygon><draw:path draw:style-name="gr3" draw:text-style-name="P23" svg:width="0.0551in" svg:height="0.0921in" svg:x="0.0071in" svg:y="0.0315in" svg:viewBox="0 0 141 235" svg:d="M27 208l38-36c55-49 76-68 76-104 0-40-32-68-75-68-40 0-66 32-66 64 0 20 18 20 19 20 6 0 18-5 18-19 0-9-6-18-19-18-2 0-3 0-4 0 8-23 27-36 48-36 32 0 47 29 47 57 0 29-18 57-37 78l-68 76c-4 4-4 5-4 13h131l10-61h-9c-1 10-4 26-7 31-3 3-26 3-34 3z"><text:p/></draw:path><draw:path draw:style-name="gr3" draw:text-style-name="P23" svg:width="0.0591in" svg:height="0.0437in" svg:x="0.0736in" svg:y="0.024in" svg:viewBox="0 0 151 112" svg:d="M19 94c-1 3-3 9-3 10 0 5 5 8 9 8s8-3 9-6c1-2 3-10 5-15 1-5 4-16 5-22 2-6 3-11 4-17 3-10 4-12 11-22s18-23 37-23c14 0 14 13 14 17 0 15-10 43-14 53-3 7-4 9-4 14 0 13 11 21 24 21 24 0 35-34 35-38 0-3-3-3-4-3-3 0-3 1-4 4-6 20-17 30-27 30-5 0-6-3-6-9 0-5 1-9 6-20 3-7 13-34 13-48 0-24-19-28-32-28-21 0-35 13-42 23-2-18-16-23-27-23-10 0-16 8-19 13-6 10-9 24-9 25 0 3 3 3 4 3 4 0 4-1 6-7 3-15 8-27 18-27 6 0 8 5 8 12 0 5-2 14-4 21-2 6-4 17-6 22z"><text:p/></draw:path><draw:path draw:style-name="gr3" draw:text-style-name="P23" svg:width="0.0496in" svg:height="0.0681in" svg:x="0.1433in" svg:y="0in" svg:viewBox="0 0 127 174" svg:d="M126 7c1 0 1-3 1-4s-1-3-4-3c-4 0-25 2-31 2-2 1-6 1-6 6 0 4 4 4 7 4 12 0 12 1 12 3s-1 4-1 6l-14 56c-6-8-14-14-26-14-32 0-64 34-64 70 0 24 16 41 37 41 14 0 26-7 36-17 4 15 19 17 25 17 9 0 15-5 20-13 5-10 8-24 8-25 0-3-3-3-4-3-3 0-3 1-5 8-3 12-8 26-18 26-7 0-8-5-8-12 0-5 0-7 1-10zM74 141c-2 7-8 12-13 16-2 2-12 10-23 10-9 0-18-6-18-24 0-13 7-40 13-50 11-20 24-23 31-23 17 0 22 18 22 21 0 1 0 3-1 4z"><text:p/></draw:path></draw:g></text:span><text:span text:style-name="T11"> degree polynomial:</text:span></text:p>
      <text:p text:style-name="P10"><text:tab/><draw:g text:anchor-type="as-char" svg:y="-0.2354in" draw:z-index="8" draw:style-name="gr1"><svg:title>TexMaths</svg:title><svg:desc>10§display§f(x)=\sum \limit_{i=0}^{2}a_i x^i§svg§600§FALSE</svg:desc><draw:polygon draw:style-name="gr2" draw:text-style-name="P23" svg:width="0.9142in" svg:height="0.3988in" svg:x="0in" svg:y="0.002in" svg:viewBox="0 0 2323 1014" draw:points="1162,1014 0,1014 0,0 2323,0 2323,1014"><text:p/></draw:polygon><draw:path draw:style-name="gr3" draw:text-style-name="P23" svg:width="0.0689in" svg:height="0.126in" svg:x="0.0075in" svg:y="0.1398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draw:path draw:style-name="gr3" draw:text-style-name="P23" svg:width="0.0323in" svg:height="0.1382in" svg:x="0.0965in" svg:y="0.1335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3" svg:width="0.0689in" svg:height="0.0626in" svg:x="0.1406in" svg:y="0.1764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3" svg:width="0.0323in" svg:height="0.1382in" svg:x="0.2232in" svg:y="0.1335in" svg:viewBox="0 0 83 352" svg:d="M83 176c0-27-4-70-24-110-21-43-52-66-55-66s-4 1-4 4c0 1 0 1 7 8 35 35 55 91 55 164 0 61-13 123-57 167-5 4-5 5-5 6 0 2 1 3 4 3s35-24 56-68c18-39 23-78 23-108z"><text:p/></draw:path><draw:path draw:style-name="gr3" draw:text-style-name="P23" svg:width="0.0921in" svg:height="0.0323in" svg:x="0.3154in" svg:y="0.1862in" svg:viewBox="0 0 235 83" svg:d="M223 14c5 0 12 0 12-7s-7-7-12-7h-211c-5 0-12 0-12 7s7 7 12 7zM223 83c5 0 12 0 12-7s-7-7-12-7h-211c-5 0-12 0-12 7s7 7 12 7z"><text:p/></draw:path><draw:path draw:style-name="gr3" draw:text-style-name="P23" svg:width="0.0429in" svg:height="0.0642in" svg:x="0.5323in" svg:y="0in" svg:viewBox="0 0 110 164" svg:d="M110 119h-9c0 6-3 20-6 23-2 1-21 1-25 1h-45c26-23 34-30 49-41 19-15 36-30 36-54 0-30-27-48-58-48s-52 22-52 44c0 13 11 14 13 14 6 0 13-4 13-13 0-4-1-13-14-13 7-18 24-23 36-23 25 0 38 19 38 39 0 22-16 39-24 48l-60 59c-2 2-2 2-2 9h102z"><text:p/></draw:path><draw:path draw:style-name="gr3" draw:text-style-name="P23" svg:width="0.1843in" svg:height="0.1937in" svg:x="0.4614in" svg:y="0.1059in" svg:viewBox="0 0 469 493" svg:d="M426 493l43-113h-9c-14 37-51 61-92 71-7 2-42 11-109 11h-213l180-210c2-3 3-4 3-5s0-2-3-6l-164-224h193c48 0 80 5 83 6 19 2 49 8 77 26 9 6 33 21 45 50h9l-43-99h-416c-8 0-9 0-10 2 0 2 0 8 0 12l186 255-182 214c-4 4-4 6-4 6 0 4 4 4 10 4z"><text:p/></draw:path><draw:path draw:style-name="gr3" draw:text-style-name="P23" svg:width="0.0295in" svg:height="0.0654in" svg:x="0.4689in" svg:y="0.3362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23" svg:width="0.0713in" svg:height="0.026in" svg:x="0.5102in" svg:y="0.3634in" svg:viewBox="0 0 182 67" svg:d="M173 12c3 0 9 0 9-6s-6-6-9-6h-164c-3 0-9 0-9 6s6 6 9 6zM173 67c3 0 9 0 9-6s-6-6-9-6h-164c-3 0-9 0-9 6s6 6 9 6z"><text:p/></draw:path><draw:path draw:style-name="gr3" draw:text-style-name="P23" svg:width="0.0449in" svg:height="0.0661in" svg:x="0.5933in" svg:y="0.3362in" svg:viewBox="0 0 115 169" svg:d="M115 85c0-27-3-46-14-64-8-11-24-21-43-21-58 0-58 68-58 85 0 18 0 84 58 84 57 0 57-66 57-84zM58 162c-12 0-27-6-32-27-3-14-3-35-3-53s0-37 3-50c6-20 21-25 32-25 13 0 26 8 30 22s5 32 5 53c0 18 0 37-4 52-5 23-21 28-31 28z"><text:p/></draw:path><draw:path draw:style-name="gr3" draw:text-style-name="P23" svg:width="0.0634in" svg:height="0.0626in" svg:x="0.6823in" svg:y="0.1764in" svg:viewBox="0 0 162 160" svg:d="M118 23c-7-13-17-23-33-23-41 0-85 52-85 104 0 33 19 56 47 56 7 0 25-1 46-26 3 15 15 26 32 26 13 0 21-8 26-19 6-13 11-35 11-35 0-4-3-4-4-4-4 0-4 2-5 7-6 23-13 43-27 43-10 0-11-9-11-16 0-8 1-10 5-26 4-15 4-18 8-32l12-49c3-10 3-11 3-12 0-6-4-10-10-10-9 0-14 8-15 16zM95 114c-2 7-2 7-7 13-16 20-30 25-40 25-18 0-23-19-23-33 0-17 11-61 20-77 11-21 26-34 41-34 23 0 28 29 28 31s-1 4-2 6z"><text:p/></draw:path><draw:path draw:style-name="gr3" draw:text-style-name="P23" svg:width="0.0295in" svg:height="0.0654in" svg:x="0.7543in" svg:y="0.1937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draw:path draw:style-name="gr3" draw:text-style-name="P23" svg:width="0.0689in" svg:height="0.0626in" svg:x="0.8in" svg:y="0.1764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3" svg:width="0.0295in" svg:height="0.0654in" svg:x="0.8795in" svg:y="0.1161in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<text:p/></draw:path></draw:g> </text:p>
      <text:p text:style-name="P9">Based on the previous sheet, <text:span text:style-name="T26">create a class </text:span><text:span text:style-name="T21">Quadratic</text:span><text:span text:style-name="T26"> that extends the class </text:span><text:span text:style-name="T21">Polynomial</text:span><text:span text:style-name="T26">, an interface </text:span><text:span text:style-name="T21">Root</text:span><text:span text:style-name="T26">, a class </text:span><text:span text:style-name="T21">RealRoot</text:span><text:span text:style-name="T26"> that implements the interface </text:span><text:span text:style-name="T21">Root</text:span><text:span text:style-name="T26">, and a class </text:span><text:span text:style-name="T21">ComplexRoot</text:span><text:span text:style-name="T26"> that extends the class </text:span><text:span text:style-name="T21">Comple</text:span><text:span text:style-name="T22">x</text:span><text:span text:style-name="T26"> and implements the interface </text:span><text:span text:style-name="T21">Root</text:span><text:span text:style-name="T26">.</text:span></text:p>
      <text:list xml:id="list3659471315776280527" text:style-name="L1">
        <text:list-item>
          <text:p text:style-name="P15"><text:span text:style-name="T8">Provide a constructor </text:span><text:span text:style-name="T13">for the class </text:span><text:span text:style-name="T6">Quadratic</text:span><text:span text:style-name="T8"> that takes </text:span><text:span text:style-name="T12">three </text:span><text:span text:style-name="T17">double</text:span><text:span text:style-name="T12"> parameters</text:span><text:span text:style-name="T8"> to initialize the </text:span><text:span text:style-name="T12">quadratic equation</text:span><text:span text:style-name="T8"> paramters </text:span><text:span text:style-name="T12">by calling the superclass </text:span><text:span text:style-name="T14">(</text:span><text:span text:style-name="T7">Polynomial</text:span><text:span text:style-name="T14">)</text:span><text:span text:style-name="T12"> constructor</text:span><text:span text:style-name="T8">.</text:span></text:p>
        </text:list-item>
        <text:list-item>
          <text:p text:style-name="P19">Provide a method <text:span text:style-name="T19">roots</text:span> that returns <text:span text:style-name="T31">a </text:span><text:span text:style-name="T23">Root</text:span><text:span text:style-name="T31"> array containing the roots </text:span>of <draw:g text:anchor-type="as-char" svg:y="-0.1043in" draw:z-index="5" draw:style-name="gr1"><svg:title>TexMaths</svg:title><svg:desc>10§display§f(x)§svg§600§FALSE</svg:desc><draw:polygon draw:style-name="gr2" draw:text-style-name="P23" svg:width="0.2693in" svg:height="0.1382in" svg:x="0in" svg:y="0in" svg:viewBox="0 0 685 352" draw:points="343,352 0,352 0,0 685,0 685,352"><text:p/></draw:polygon><draw:path draw:style-name="gr3" draw:text-style-name="P23" svg:width="0.0689in" svg:height="0.126in" svg:x="0.0075in" svg:y="0.0063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draw:path draw:style-name="gr3" draw:text-style-name="P23" svg:width="0.0323in" svg:height="0.1382in" svg:x="0.0965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3" svg:width="0.0689in" svg:height="0.0626in" svg:x="0.1406in" svg:y="0.0425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3" svg:width="0.0323in" svg:height="0.1382in" svg:x="0.2232in" svg:y="0in" svg:viewBox="0 0 83 352" svg:d="M83 176c0-27-4-70-24-110-21-43-52-66-55-66s-4 1-4 4c0 1 0 1 7 8 35 35 55 91 55 164 0 61-13 123-57 167-5 4-5 5-5 6 0 2 1 3 4 3s35-24 56-68c18-39 23-78 23-108z"><text:p/></draw:path></draw:g>.</text:p>
        </text:list-item>
        <text:list-item>
          <text:p text:style-name="P20">Provide a method <text:span text:style-name="T20">solution</text:span> that returns <text:span text:style-name="T32">a formatted string representing the roots </text:span>of <draw:g text:anchor-type="as-char" svg:y="-0.1043in" draw:z-index="9" draw:style-name="gr1"><svg:title>TexMaths</svg:title><svg:desc>10§display§f(x)§svg§600§FALSE</svg:desc><draw:polygon draw:style-name="gr2" draw:text-style-name="P23" svg:width="0.2693in" svg:height="0.1382in" svg:x="0in" svg:y="0in" svg:viewBox="0 0 685 352" draw:points="343,352 0,352 0,0 685,0 685,352"><text:p/></draw:polygon><draw:path draw:style-name="gr3" draw:text-style-name="P23" svg:width="0.0689in" svg:height="0.126in" svg:x="0.0075in" svg:y="0.0063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draw:path draw:style-name="gr3" draw:text-style-name="P23" svg:width="0.0323in" svg:height="0.1382in" svg:x="0.0965in" svg:y="0in" svg:viewBox="0 0 83 352" svg:d="M83 349c0-1 0-2-7-8-44-44-55-111-55-165 0-61 13-122 57-166 5-5 5-5 5-6 0-3-2-4-4-4-4 0-36 24-57 69-18 39-22 78-22 107 0 28 4 70 23 110 22 44 52 66 56 66 2 0 4-1 4-3z"><text:p/></draw:path><draw:path draw:style-name="gr3" draw:text-style-name="P23" svg:width="0.0689in" svg:height="0.0626in" svg:x="0.1406in" svg:y="0.0425in" svg:viewBox="0 0 176 160" svg:d="M108 50c2-10 10-42 35-42 2 0 10 0 17 4-9 2-16 11-16 19 0 6 3 13 13 13 8 0 19-7 19-21 0-18-21-23-33-23-20 0-33 19-37 27-9-23-28-27-38-27-37 0-57 46-57 54 0 4 3 4 4 4 3 0 4-1 5-4 12-37 35-46 47-46 7 0 19 3 19 23 0 11-6 35-19 85-5 22-18 36-33 36-3 0-11 0-18-4 9-2 17-9 17-19s-8-13-14-13c-10 0-19 10-19 21 0 16 18 23 33 23 24 0 36-25 37-27 5 13 17 27 39 27 36 0 56-45 56-54 0-4-3-4-4-4-3 0-4 2-5 4-11 38-35 46-47 46-14 0-19-11-19-23 0-8 2-15 6-31z"><text:p/></draw:path><draw:path draw:style-name="gr3" draw:text-style-name="P23" svg:width="0.0323in" svg:height="0.1382in" svg:x="0.2232in" svg:y="0in" svg:viewBox="0 0 83 352" svg:d="M83 176c0-27-4-70-24-110-21-43-52-66-55-66s-4 1-4 4c0 1 0 1 7 8 35 35 55 91 55 164 0 61-13 123-57 167-5 4-5 5-5 6 0 2 1 3 4 3s35-24 56-68c18-39 23-78 23-108z"><text:p/></draw:path></draw:g>.</text:p>
        </text:list-item>
      </text:list>
      <text:p text:style-name="P8">Write a program to test the class<text:span text:style-name="T28">es</text:span>.</text:p>
      <text:list xml:id="list1018167664684464804" text:style-name="L2">
        <text:list-item>
          <text:p text:style-name="P16">Create a <text:span text:style-name="T29">quadratic equation</text:span> <text:span text:style-name="T24">q</text:span><text:span text:style-name="T18">1</text:span> and initialize its parameters with <text:span text:style-name="T33">three</text:span> arbitrary <text:span text:style-name="T33">numbers</text:span>.</text:p>
        </text:list-item>
        <text:list-item>
          <text:p text:style-name="P17">Print the <text:span text:style-name="T30">quadratic equation </text:span><text:span text:style-name="T30"><draw:g text:anchor-type="as-char" svg:y="-0.0984in" draw:z-index="6" draw:style-name="gr1"><svg:title>TexMaths</svg:title><svg:desc>10§display§f§svg§600§FALSE</svg:desc><draw:polygon draw:style-name="gr2" draw:text-style-name="P23" svg:width="0.0827in" svg:height="0.1228in" svg:x="0in" svg:y="0.002in" svg:viewBox="0 0 211 313" draw:points="105,313 0,313 0,0 211,0 211,313"><text:p/></draw:polygon><draw:path draw:style-name="gr3" draw:text-style-name="P23" svg:width="0.0689in" svg:height="0.126in" svg:x="0.0075in" svg:y="0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/draw:g></text:span>.</text:p>
        </text:list-item>
        <text:list-item>
          <text:p text:style-name="P18">Print <draw:g text:anchor-type="as-char" svg:y="-0.1134in" draw:z-index="2" draw:style-name="gr1"><svg:title>TexMaths</svg:title><svg:desc>10§display§f'§svg§600§FALSE</svg:desc><draw:polygon draw:style-name="gr2" draw:text-style-name="P23" svg:width="0.1146in" svg:height="0.1378in" svg:x="0in" svg:y="0.0004in" svg:viewBox="0 0 292 351" draw:points="146,351 0,351 0,0 292,0 292,351"><text:p/></draw:polygon><draw:path draw:style-name="gr3" draw:text-style-name="P23" svg:width="0.0689in" svg:height="0.126in" svg:x="0.0075in" svg:y="0.0134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draw:path draw:style-name="gr3" draw:text-style-name="P23" svg:width="0.0244in" svg:height="0.05in" svg:x="0.0874in" svg:y="0in" svg:viewBox="0 0 63 128" svg:d="M60 22c2-5 3-7 3-8 0-8-7-14-15-14-10 0-13 8-14 12l-33 107c0 1-1 4-1 4 0 3 8 5 10 5 1 0 2 0 3-4z"><text:p/></draw:path></draw:g>, <draw:g text:anchor-type="as-char" svg:y="-0.1134in" draw:z-index="3" draw:style-name="gr1"><svg:title>TexMaths</svg:title><svg:desc>10§display§f''§svg§600§FALSE</svg:desc><draw:polygon draw:style-name="gr2" draw:text-style-name="P23" svg:width="0.1465in" svg:height="0.1378in" svg:x="0in" svg:y="0.0004in" svg:viewBox="0 0 373 351" draw:points="186,351 0,351 0,0 373,0 373,351"><text:p/></draw:polygon><draw:path draw:style-name="gr3" draw:text-style-name="P23" svg:width="0.0689in" svg:height="0.126in" svg:x="0.0075in" svg:y="0.0134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draw:path draw:style-name="gr3" draw:text-style-name="P23" svg:width="0.0244in" svg:height="0.05in" svg:x="0.0874in" svg:y="0in" svg:viewBox="0 0 63 128" svg:d="M60 22c2-5 3-7 3-8 0-8-7-14-15-14-10 0-13 8-14 12l-33 107c0 1-1 4-1 4 0 3 8 5 10 5 1 0 2 0 3-4z"><text:p/></draw:path><draw:path draw:style-name="gr3" draw:text-style-name="P23" svg:width="0.0244in" svg:height="0.05in" svg:x="0.1193in" svg:y="0in" svg:viewBox="0 0 63 128" svg:d="M60 22c2-5 3-7 3-8 0-8-7-14-15-14-10 0-13 8-14 12l-33 107c0 1-1 4-1 4 0 3 8 5 10 5 1 0 2 0 3-4z"><text:p/></draw:path></draw:g>, <draw:g text:anchor-type="as-char" svg:y="-0.1134in" draw:z-index="4" draw:style-name="gr1"><svg:title>TexMaths</svg:title><svg:desc>10§display§f'''§svg§600§FALSE</svg:desc><draw:polygon draw:style-name="gr2" draw:text-style-name="P23" svg:width="0.1783in" svg:height="0.1378in" svg:x="0in" svg:y="0.0004in" svg:viewBox="0 0 454 351" draw:points="227,351 0,351 0,0 454,0 454,351"><text:p/></draw:polygon><draw:path draw:style-name="gr3" draw:text-style-name="P23" svg:width="0.0689in" svg:height="0.126in" svg:x="0.0075in" svg:y="0.0134in" svg:viewBox="0 0 176 321" svg:d="M111 108h30c7 0 11 0 11-8 0-3-4-3-10-3h-29l8-41c1-7 6-32 8-36 3-7 9-12 17-12 1 0 10 0 17 6-16 2-19 14-19 19 0 8 6 12 13 12 9 0 19-7 19-21 0-16-16-24-30-24-12 0-35 6-45 41-2 8-3 11-12 56h-24c-7 0-11 0-11 6 0 5 3 5 10 5h23l-26 139c-7 34-13 66-31 66-1 0-10 0-17-6 16-1 20-14 20-19 0-8-7-13-14-13-9 0-19 8-19 22 0 15 16 24 30 24 19 0 34-21 40-34 11-23 19-65 20-68z"><text:p/></draw:path><draw:path draw:style-name="gr3" draw:text-style-name="P23" svg:width="0.0244in" svg:height="0.05in" svg:x="0.0874in" svg:y="0in" svg:viewBox="0 0 63 128" svg:d="M60 22c2-5 3-7 3-8 0-8-7-14-15-14-10 0-13 8-14 12l-33 107c0 1-1 4-1 4 0 3 8 5 10 5 1 0 2 0 3-4z"><text:p/></draw:path><draw:path draw:style-name="gr3" draw:text-style-name="P23" svg:width="0.0244in" svg:height="0.05in" svg:x="0.1193in" svg:y="0in" svg:viewBox="0 0 63 128" svg:d="M60 22c2-5 3-7 3-8 0-8-7-14-15-14-10 0-13 8-14 12l-33 107c0 1-1 4-1 4 0 3 8 5 10 5 1 0 2 0 3-4z"><text:p/></draw:path><draw:path draw:style-name="gr3" draw:text-style-name="P23" svg:width="0.0244in" svg:height="0.05in" svg:x="0.1512in" svg:y="0in" svg:viewBox="0 0 63 128" svg:d="M60 22c2-5 3-7 3-8 0-8-7-14-15-14-10 0-13 8-14 12l-33 107c0 1-1 4-1 4 0 3 8 5 10 5 1 0 2 0 3-4z"><text:p/></draw:path></draw:g>.</text:p>
        </text:list-item>
        <text:list-item>
          <text:p text:style-name="P18"><text:span text:style-name="T34">Print the roots of the quadratic equation</text:span></text:p>
        </text:list-item>
      </text:list>
      <text:p text:style-name="P8"><text:span text:style-name="T1">Example</text:span>: Assuming that the <text:span text:style-name="T27">quadratic equation</text:span> parameters are {1, <text:span text:style-name="T27">2</text:span>, 2}, the program should print:</text:p>
      <text:p text:style-name="P13">f(x) = 1.00 + 2.00x + 2.00x^2</text:p>
      <text:p text:style-name="P14">f'(x) = 2.00 + 4.00x</text:p>
      <text:p text:style-name="P14">f''(x) = 4.00</text:p>
      <text:p text:style-name="P14">f'''(x) = 0.00</text:p>
      <text:p text:style-name="P14">f(x) = 0 @ x1 = -1.00 + 1.00i, x2 = -1.00 - 1.00i</text:p>
      <text:h text:style-name="P2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597in" style:rel-column-width="18545*"/>
    </style:style>
    <style:style style:name="Table4.B" style:family="table-column">
      <style:table-column-properties style:column-width="3in" style:rel-column-width="28390*"/>
    </style:style>
    <style:style style:name="Table4.C" style:family="table-column">
      <style:table-column-properties style:column-width="1.9653in" style:rel-column-width="18600*"/>
    </style:style>
    <style:style style:name="Table4.1" style:family="table-row">
      <style:table-row-properties style:min-row-height="0.7368in"/>
    </style:style>
    <style:style style:name="Table4.A1" style:family="table-cell">
      <style:table-cell-properties style:vertical-align="middle" fo:padding="0.0382in" fo:border="none"/>
    </style:style>
    <style:style style:name="Table4.2" style:family="table-row">
      <style:table-row-properties style:min-row-height="0.4396in"/>
    </style:style>
    <style:style style:name="Table4.A2" style:family="table-cell">
      <style:table-cell-properties style:vertical-align="middle" fo:padding="0.0382in" fo:border-left="none" fo:border-right="none" fo:border-top="none" fo:border-bottom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0pt" fo:font-weight="bold" officeooo:paragraph-rsid="001afacb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4pt" fo:font-weight="bold" officeooo:rsid="0009fea0" officeooo:paragraph-rsid="0007ad8e" style:font-size-asian="14pt" style:font-weight-asian="bold" style:font-size-complex="14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ourier New" fo:font-size="14pt" fo:font-weight="bold" officeooo:rsid="0007eaad" officeooo:paragraph-rsid="0007eaad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1afacb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10pt" fo:font-weight="bold" officeooo:rsid="0009fea0" officeooo:paragraph-rsid="0007ad8e" style:font-size-asian="10pt" style:font-weight-asian="bold" style:font-size-complex="10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fo:font-weight="bold" officeooo:rsid="0009fea0" officeooo:paragraph-rsid="001afacb" style:font-size-asian="8pt" style:font-weight-asian="bold" style:font-size-complex="8pt" style:font-weight-complex="bold"/>
    </style:style>
    <style:style style:name="MP7" style:family="paragraph" style:parent-style-name="Standard">
      <style:text-properties officeooo:paragraph-rsid="001afacb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2902in" fo:margin-bottom="0.33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6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MP1"><draw:frame draw:style-name="Mfr1" draw:name="graphics3" text:anchor-type="as-char" svg:width="1.0217in" svg:height="0.6972in" draw:z-index="0"><draw:image xlink:href="Pictures/100000000000092A000006426C489453.jpg" xlink:type="simple" xlink:show="embed" xlink:actuate="onLoad"/></draw:frame></text:p>
            </table:table-cell>
            <table:table-cell table:style-name="Table4.A1" office:value-type="string">
              <text:p text:style-name="MP2"><text:user-field-get text:name="CourseTitle">Computer Programming (2)</text:user-field-get></text:p>
              <text:p text:style-name="MP3"><text:user-field-get text:name="CourseCode">ECE 214C</text:user-field-get></text:p>
            </table:table-cell>
            <table:table-cell table:style-name="Table4.A1" office:value-type="string">
              <text:p text:style-name="MP1"><draw:frame draw:style-name="Mfr2" draw:name="graphics4" text:anchor-type="as-char" svg:width="0.8299in" svg:height="0.7in" draw:z-index="1"><draw:image xlink:href="Pictures/1000000000000127000000F9418DC779.jpg" xlink:type="simple" xlink:show="embed" xlink:actuate="onLoad"/></draw:frame></text:p>
            </table:table-cell>
          </table:table-row>
          <table:table-row table:style-name="Table4.2">
            <table:table-cell table:style-name="Table4.A2" office:value-type="string">
              <text:p text:style-name="MP4">Benha University</text:p>
            </table:table-cell>
            <table:table-cell table:style-name="Table4.A2" office:value-type="string">
              <text:p text:style-name="MP5">Computer Systems Engineering</text:p>
              <text:p text:style-name="MP5">Electrical Engineering Department</text:p>
            </table:table-cell>
            <table:table-cell table:style-name="Table4.A2" office:value-type="string">
              <text:p text:style-name="MP4">Faculty of Engineering</text:p>
              <text:p text:style-name="MP6">(at Shoubra)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5T12:48:39.538514061</meta:creation-date>
    <dc:date>2014-12-13T14:02:16.752306787</dc:date>
    <meta:editing-duration>PT8H58M14S</meta:editing-duration>
    <meta:editing-cycles>144</meta:editing-cycles>
    <meta:generator>LibreOffice/4.2.7.2$Linux_X86_64 LibreOffice_project/420m0$Build-2</meta:generator>
    <meta:document-statistic meta:table-count="1" meta:image-count="2" meta:object-count="0" meta:page-count="1" meta:paragraph-count="28" meta:word-count="220" meta:character-count="1321" meta:non-whitespace-character-count="1130"/>
  </office:meta>
</office:document-meta>
</file>